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ext-properties fo:font-size="7pt"/>
    </style:style>
    <style:style style:name="ce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7pt"/>
    </style:style>
    <style:style style:name="ce10" style:family="table-cell" style:parent-style-name="Default">
      <style:table-cell-properties fo:background-color="#e6e6e6"/>
      <style:text-properties fo:font-size="10pt"/>
    </style:style>
    <style:style style:name="ce11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3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0"/>
          <table:table-cell table:style-name="ce1" office:value-type="string">
            <text:p>Statuses</text:p>
          </table:table-cell>
          <table:table-cell table:style-name="ce10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Pinheiro</text:p>
          </table:table-cell>
          <table:table-cell table:style-name="ce5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93">
            <text:p>93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need 22 and 16 special version</text:p>
          </table:table-cell>
          <table:table-cell table:number-columns-repeated="3"/>
          <table:table-cell table:style-name="ce11" office:value-type="string">
            <text:p>draft: pre-approval</text:p>
          </table:table-cell>
          <table:table-cell table:formula="oooc:=COUNTIF([.E2:.E154];1)" office:value-type="float" office:value="13">
            <text:p>13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need 22 and 16 special version</text:p>
          </table:table-cell>
          <table:table-cell table:number-columns-repeated="3"/>
          <table:table-cell table:style-name="ce12" office:value-type="string">
            <text:p>approval: needs approval</text:p>
          </table:table-cell>
          <table:table-cell table:formula="oooc:=COUNTIF([.E2:.E154];2)" office:value-type="float" office:value="20">
            <text:p>2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5" office:value-type="string">
            <text:p>think it can be set as final </text:p>
          </table:table-cell>
          <table:table-cell table:style-name="ce5" office:value-type="string">
            <text:p>Pinheiro</text:p>
          </table:table-cell>
          <table:table-cell table:style-name="ce5" office:value-type="string">
            <text:p>Vignoni</text:p>
          </table:table-cell>
          <table:table-cell/>
          <table:table-cell table:style-name="ce13" office:value-type="string">
            <text:p>final</text:p>
          </table:table-cell>
          <table:table-cell table:formula="oooc:=COUNTIF([.E2:.E154];3)" office:value-type="float" office:value="27">
            <text:p>27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5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5" office:value-type="string">
            <text:p>were can i find info about this ones</text:p>
          </table:table-cell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5" office:value-type="string">
            <text:p>were can i find info about this ones</text:p>
          </table:table-cell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3" office:value-type="string">
            <text:p>see java_kjava</text:p>
          </table:table-cell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5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style-name="ce3" office:value-type="string">
            <text:p>javascript error dialog, dialog button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4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9">19/01/2007</text:date>, <text:time>16.27.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9T16:27:26</dc:date>
    <dc:language>it-IT</dc:language>
    <meta:editing-cycles>38</meta:editing-cycles>
    <meta:editing-duration>P1DT19H36M17S</meta:editing-duration>
    <meta:user-defined meta:name="Info 1"/>
    <meta:user-defined meta:name="Info 2"/>
    <meta:user-defined meta:name="Info 3"/>
    <meta:user-defined meta:name="Info 4"/>
    <meta:document-statistic meta:table-count="3" meta:cell-count="696"/>
  </office:meta>
</office:document-meta>
</file>